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2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svg:stroke-linecap="butt" draw:fill="solid" draw:fill-color="#f2d115" draw:opacity="50%" draw:textarea-vertical-align="top" draw:auto-grow-height="false" draw:fit-to-size="false" style:shrink-to-fit="false" fo:min-height="0.594cm" fo:min-width="0cm" fo:padding-top="0.125cm" fo:padding-bottom="0.125cm" fo:padding-left="0.2cm" fo:padding-right="0.8cm" fo:wrap-option="wrap"/>
    </style:style>
    <style:style style:name="gr2" style:family="graphic" style:parent-style-name="standard">
      <style:graphic-properties draw:stroke="solid" svg:stroke-width="0cm" svg:stroke-color="#000000" svg:stroke-linecap="butt" draw:fill="solid" draw:fill-color="#000000" draw:opacity="50%" draw:textarea-vertical-align="top" draw:auto-grow-height="false" draw:fit-to-size="false" style:shrink-to-fit="false" fo:min-height="0.594cm" fo:min-width="0cm" fo:padding-top="0.125cm" fo:padding-bottom="0.125cm" fo:padding-left="0.2cm" fo:padding-right="0.8cm" fo:wrap-option="wrap"/>
    </style:style>
    <style:style style:name="gr3" style:family="graphic" style:parent-style-name="standard">
      <style:graphic-properties draw:stroke="solid" svg:stroke-width="0cm" svg:stroke-color="#000000" svg:stroke-linecap="butt" draw:fill="solid" draw:fill-color="#b7dee8" draw:textarea-vertical-align="top" draw:auto-grow-height="false" draw:fit-to-size="false" style:shrink-to-fit="false" fo:min-height="0.594cm" fo:min-width="0cm" fo:padding-top="0.125cm" fo:padding-bottom="0.125cm" fo:padding-left="0.2cm" fo:padding-right="0.8cm" fo:wrap-option="wrap"/>
    </style:style>
    <style:style style:name="gr4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 draw:opacity="50%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000000" draw:opacity="50%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b7dee8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Titelfolie" presentation:presentation-page-layout-name="AL1T0">
        <draw:custom-shape draw:name="Rechteck 14" draw:style-name="gr1" draw:text-style-name="P1" draw:layer="layout" svg:width="0.843cm" svg:height="0.843cm" svg:x="6.437cm" svg:y="2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3" draw:style-name="gr1" draw:text-style-name="P1" draw:layer="layout" svg:width="0.843cm" svg:height="0.843cm" svg:x="5.593cm" svg:y="3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gr1" draw:text-style-name="P1" draw:layer="layout" svg:width="0.843cm" svg:height="0.843cm" svg:x="6.437cm" svg:y="3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1" draw:layer="layout" svg:width="0.843cm" svg:height="0.843cm" svg:x="5.593cm" svg:y="2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2" draw:text-style-name="P2" draw:layer="layout" svg:width="0.843cm" svg:height="0.843cm" svg:x="4.749cm" svg:y="2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" draw:style-name="gr1" draw:text-style-name="P1" draw:layer="layout" svg:width="0.843cm" svg:height="0.843cm" svg:x="3.905cm" svg:y="3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" draw:style-name="gr2" draw:text-style-name="P2" draw:layer="layout" svg:width="0.843cm" svg:height="0.843cm" svg:x="4.749cm" svg:y="3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2" draw:text-style-name="P2" draw:layer="layout" svg:width="0.843cm" svg:height="0.843cm" svg:x="3.905cm" svg:y="2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" draw:text-style-name="P1" draw:layer="layout" svg:width="0.843cm" svg:height="0.843cm" svg:x="4.749cm" svg:y="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" draw:style-name="gr1" draw:text-style-name="P1" draw:layer="layout" svg:width="0.843cm" svg:height="0.843cm" svg:x="3.905cm" svg:y="5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1" draw:text-style-name="P1" draw:layer="layout" svg:width="0.843cm" svg:height="0.843cm" svg:x="4.749cm" svg:y="5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1" draw:style-name="gr1" draw:text-style-name="P1" draw:layer="layout" svg:width="0.843cm" svg:height="0.843cm" svg:x="3.905cm" svg:y="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" draw:text-style-name="P1" draw:layer="layout" svg:width="0.843cm" svg:height="0.843cm" svg:x="6.437cm" svg:y="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3" draw:style-name="gr1" draw:text-style-name="P1" draw:layer="layout" svg:width="0.843cm" svg:height="0.843cm" svg:x="5.593cm" svg:y="5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4" draw:style-name="gr1" draw:text-style-name="P1" draw:layer="layout" svg:width="0.843cm" svg:height="0.843cm" svg:x="6.437cm" svg:y="5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1" draw:text-style-name="P1" draw:layer="layout" svg:width="0.843cm" svg:height="0.843cm" svg:x="5.593cm" svg:y="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6" draw:style-name="gr1" draw:text-style-name="P1" draw:layer="layout" svg:width="0.843cm" svg:height="0.843cm" svg:x="3.061cm" svg:y="3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" draw:style-name="gr1" draw:text-style-name="P1" draw:layer="layout" svg:width="0.843cm" svg:height="0.843cm" svg:x="3.061cm" svg:y="2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" draw:style-name="gr1" draw:text-style-name="P1" draw:layer="layout" svg:width="0.843cm" svg:height="0.843cm" svg:x="3.061cm" svg:y="5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" draw:style-name="gr1" draw:text-style-name="P1" draw:layer="layout" svg:width="0.843cm" svg:height="0.843cm" svg:x="3.061cm" svg:y="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1" draw:text-style-name="P1" draw:layer="layout" svg:width="0.843cm" svg:height="0.843cm" svg:x="3.905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5" draw:style-name="gr1" draw:text-style-name="P1" draw:layer="layout" svg:width="0.843cm" svg:height="0.843cm" svg:x="4.749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" draw:text-style-name="P1" draw:layer="layout" svg:width="0.843cm" svg:height="0.843cm" svg:x="5.593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" draw:text-style-name="P1" draw:layer="layout" svg:width="0.843cm" svg:height="0.843cm" svg:x="6.437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" draw:style-name="gr1" draw:text-style-name="P1" draw:layer="layout" svg:width="0.843cm" svg:height="0.843cm" svg:x="3.061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7" draw:style-name="gr2" draw:text-style-name="P2" draw:layer="layout" svg:width="0.843cm" svg:height="0.843cm" svg:x="8.343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9" draw:style-name="gr2" draw:text-style-name="P2" draw:layer="layout" svg:width="0.843cm" svg:height="0.843cm" svg:x="8.343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2" draw:style-name="gr3" draw:text-style-name="P3" draw:layer="layout" svg:width="0.843cm" svg:height="0.843cm" svg:x="7.499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3" draw:style-name="gr2" draw:text-style-name="P2" draw:layer="layout" svg:width="0.843cm" svg:height="0.843cm" svg:x="7.499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6" draw:style-name="gr1" draw:text-style-name="P1" draw:layer="layout" svg:width="0.843cm" svg:height="0.843cm" svg:x="12.75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7" draw:style-name="gr1" draw:text-style-name="P1" draw:layer="layout" svg:width="0.843cm" svg:height="0.843cm" svg:x="11.906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8" draw:style-name="gr1" draw:text-style-name="P1" draw:layer="layout" svg:width="0.843cm" svg:height="0.843cm" svg:x="12.75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9" draw:style-name="gr1" draw:text-style-name="P1" draw:layer="layout" svg:width="0.843cm" svg:height="0.843cm" svg:x="11.906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0" draw:style-name="gr1" draw:text-style-name="P1" draw:layer="layout" svg:width="0.843cm" svg:height="0.843cm" svg:x="11.062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1" draw:style-name="gr1" draw:text-style-name="P1" draw:layer="layout" svg:width="0.843cm" svg:height="0.843cm" svg:x="10.218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2" draw:style-name="gr1" draw:text-style-name="P1" draw:layer="layout" svg:width="0.843cm" svg:height="0.843cm" svg:x="11.062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3" draw:style-name="gr1" draw:text-style-name="P1" draw:layer="layout" svg:width="0.843cm" svg:height="0.843cm" svg:x="10.218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4" draw:style-name="gr1" draw:text-style-name="P1" draw:layer="layout" svg:width="0.843cm" svg:height="0.843cm" svg:x="11.062cm" svg:y="4.3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5" draw:style-name="gr1" draw:text-style-name="P1" draw:layer="layout" svg:width="0.843cm" svg:height="0.843cm" svg:x="10.218cm" svg:y="5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6" draw:style-name="gr1" draw:text-style-name="P1" draw:layer="layout" svg:width="0.843cm" svg:height="0.843cm" svg:x="11.062cm" svg:y="5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7" draw:style-name="gr1" draw:text-style-name="P1" draw:layer="layout" svg:width="0.843cm" svg:height="0.843cm" svg:x="10.218cm" svg:y="4.3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8" draw:style-name="gr2" draw:text-style-name="P2" draw:layer="layout" svg:width="0.843cm" svg:height="0.843cm" svg:x="12.75cm" svg:y="4.3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9" draw:style-name="gr1" draw:text-style-name="P1" draw:layer="layout" svg:width="0.843cm" svg:height="0.843cm" svg:x="11.906cm" svg:y="5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0" draw:style-name="gr2" draw:text-style-name="P2" draw:layer="layout" svg:width="0.843cm" svg:height="0.843cm" svg:x="12.75cm" svg:y="5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1" draw:style-name="gr2" draw:text-style-name="P2" draw:layer="layout" svg:width="0.843cm" svg:height="0.843cm" svg:x="11.906cm" svg:y="4.3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2" draw:style-name="gr1" draw:text-style-name="P1" draw:layer="layout" svg:width="0.843cm" svg:height="0.843cm" svg:x="9.375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3" draw:style-name="gr1" draw:text-style-name="P1" draw:layer="layout" svg:width="0.843cm" svg:height="0.843cm" svg:x="9.375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4" draw:style-name="gr1" draw:text-style-name="P1" draw:layer="layout" svg:width="0.843cm" svg:height="0.843cm" svg:x="9.375cm" svg:y="5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5" draw:style-name="gr1" draw:text-style-name="P1" draw:layer="layout" svg:width="0.843cm" svg:height="0.843cm" svg:x="9.375cm" svg:y="4.3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6" draw:style-name="gr1" draw:text-style-name="P1" draw:layer="layout" svg:width="0.843cm" svg:height="0.843cm" svg:x="10.218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7" draw:style-name="gr1" draw:text-style-name="P1" draw:layer="layout" svg:width="0.843cm" svg:height="0.843cm" svg:x="11.062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8" draw:style-name="gr1" draw:text-style-name="P1" draw:layer="layout" svg:width="0.843cm" svg:height="0.843cm" svg:x="11.906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9" draw:style-name="gr1" draw:text-style-name="P1" draw:layer="layout" svg:width="0.843cm" svg:height="0.843cm" svg:x="12.75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0" draw:style-name="gr1" draw:text-style-name="P1" draw:layer="layout" svg:width="0.843cm" svg:height="0.843cm" svg:x="9.375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2" draw:style-name="gr2" draw:text-style-name="P2" draw:layer="layout" svg:width="0.843cm" svg:height="0.843cm" svg:x="14.656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3" draw:style-name="gr2" draw:text-style-name="P2" draw:layer="layout" svg:width="0.843cm" svg:height="0.843cm" svg:x="14.656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4" draw:style-name="gr3" draw:text-style-name="P3" draw:layer="layout" svg:width="0.843cm" svg:height="0.843cm" svg:x="13.813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5" draw:style-name="gr2" draw:text-style-name="P2" draw:layer="layout" svg:width="0.843cm" svg:height="0.843cm" svg:x="13.813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6_0" draw:style-name="gr1" draw:text-style-name="P1" draw:layer="layout" svg:width="0.843cm" svg:height="0.843cm" svg:x="17.95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7_0" draw:style-name="gr1" draw:text-style-name="P1" draw:layer="layout" svg:width="0.843cm" svg:height="0.843cm" svg:x="17.106cm" svg:y="3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8_0" draw:style-name="gr1" draw:text-style-name="P1" draw:layer="layout" svg:width="0.843cm" svg:height="0.843cm" svg:x="17.95cm" svg:y="3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9_0" draw:style-name="gr1" draw:text-style-name="P1" draw:layer="layout" svg:width="0.843cm" svg:height="0.843cm" svg:x="17.106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8_0" draw:style-name="gr2" draw:text-style-name="P2" draw:layer="layout" svg:width="0.843cm" svg:height="0.843cm" svg:x="17.95cm" svg:y="4.3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9_0" draw:style-name="gr1" draw:text-style-name="P1" draw:layer="layout" svg:width="0.843cm" svg:height="0.843cm" svg:x="17.106cm" svg:y="5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0_0" draw:style-name="gr2" draw:text-style-name="P2" draw:layer="layout" svg:width="0.843cm" svg:height="0.843cm" svg:x="17.95cm" svg:y="5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1_0" draw:style-name="gr2" draw:text-style-name="P2" draw:layer="layout" svg:width="0.843cm" svg:height="0.843cm" svg:x="17.106cm" svg:y="4.3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8_0" draw:style-name="gr1" draw:text-style-name="P1" draw:layer="layout" svg:width="0.843cm" svg:height="0.843cm" svg:x="17.106cm" svg:y="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9_0" draw:style-name="gr1" draw:text-style-name="P1" draw:layer="layout" svg:width="0.843cm" svg:height="0.843cm" svg:x="17.95cm" svg:y="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0_0" draw:style-name="gr1" draw:text-style-name="P1" draw:layer="layout" svg:width="0.843cm" svg:height="0.843cm" svg:x="20.461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1_0" draw:style-name="gr1" draw:text-style-name="P1" draw:layer="layout" svg:width="0.843cm" svg:height="0.843cm" svg:x="19.617cm" svg:y="3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2_0" draw:style-name="gr1" draw:text-style-name="P1" draw:layer="layout" svg:width="0.843cm" svg:height="0.843cm" svg:x="20.461cm" svg:y="3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3_0" draw:style-name="gr1" draw:text-style-name="P1" draw:layer="layout" svg:width="0.843cm" svg:height="0.843cm" svg:x="19.61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4_0" draw:style-name="gr1" draw:text-style-name="P1" draw:layer="layout" svg:width="0.843cm" svg:height="0.843cm" svg:x="20.461cm" svg:y="4.3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5_0" draw:style-name="gr1" draw:text-style-name="P1" draw:layer="layout" svg:width="0.843cm" svg:height="0.843cm" svg:x="19.617cm" svg:y="5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6_0" draw:style-name="gr1" draw:text-style-name="P1" draw:layer="layout" svg:width="0.843cm" svg:height="0.843cm" svg:x="20.461cm" svg:y="5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7_0" draw:style-name="gr1" draw:text-style-name="P1" draw:layer="layout" svg:width="0.843cm" svg:height="0.843cm" svg:x="19.617cm" svg:y="4.3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2_0" draw:style-name="gr1" draw:text-style-name="P1" draw:layer="layout" svg:width="0.843cm" svg:height="0.843cm" svg:x="18.774cm" svg:y="3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3_0" draw:style-name="gr1" draw:text-style-name="P1" draw:layer="layout" svg:width="0.843cm" svg:height="0.843cm" svg:x="18.774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4_0" draw:style-name="gr1" draw:text-style-name="P1" draw:layer="layout" svg:width="0.843cm" svg:height="0.843cm" svg:x="18.774cm" svg:y="5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5_0" draw:style-name="gr1" draw:text-style-name="P1" draw:layer="layout" svg:width="0.843cm" svg:height="0.843cm" svg:x="18.774cm" svg:y="4.3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6_0" draw:style-name="gr1" draw:text-style-name="P1" draw:layer="layout" svg:width="0.843cm" svg:height="0.843cm" svg:x="19.617cm" svg:y="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7_0" draw:style-name="gr1" draw:text-style-name="P1" draw:layer="layout" svg:width="0.843cm" svg:height="0.843cm" svg:x="20.461cm" svg:y="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0_0" draw:style-name="gr1" draw:text-style-name="P1" draw:layer="layout" svg:width="0.843cm" svg:height="0.843cm" svg:x="18.774cm" svg:y="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2_0" draw:style-name="gr2" draw:text-style-name="P2" draw:layer="layout" svg:width="0.843cm" svg:height="0.843cm" svg:x="22.355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3_0" draw:style-name="gr2" draw:text-style-name="P2" draw:layer="layout" svg:width="0.843cm" svg:height="0.843cm" svg:x="22.355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4_0" draw:style-name="gr3" draw:text-style-name="P3" draw:layer="layout" svg:width="0.843cm" svg:height="0.843cm" svg:x="21.512cm" svg:y="3.5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5_0" draw:style-name="gr2" draw:text-style-name="P2" draw:layer="layout" svg:width="0.843cm" svg:height="0.843cm" svg:x="21.512cm" svg:y="2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2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57</meta:editing-cycles>
    <meta:creation-date>2017-01-08T13:57:27</meta:creation-date>
    <dc:date>2021-11-05T22:21:16.999512461</dc:date>
    <meta:editing-duration>PT48M21S</meta:editing-duration>
    <meta:generator>LibreOffice/6.4.3.2$Linux_X86_64 LibreOffice_project/40$Build-2</meta:generator>
    <meta:document-statistic meta:object-count="11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